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7T09:10:54.83">
            <text:p>2020/3/17 9:10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98cm" draw:caption-point-x="-1.353cm" draw:caption-point-y="2.4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15)">
            <text:p>sn(15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P2])+[.V2]" office:value-type="float" office:value="2">
            <text:p>2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genre;[.P7])+[.V7]" office:value-type="float" office:value="2">
            <text:p>2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genre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P12])+[.V12]" office:value-type="float" office:value="3">
            <text:p>3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genre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genre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4">
          <table:table-cell table:style-name="ce28"/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5">
          <table:table-cell table:style-name="ce28"/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8"/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genre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genre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genre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17T09:10:55.09">
            <text:p>2020/3/17 9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799cm" draw:caption-point-x="-1.353cm" draw:caption-point-y="2.44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17T09:10:55.35">
            <text:p>2020/3/17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74cm" draw:caption-point-x="-1.353cm" draw:caption-point-y="2.4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7T09:10:55.61">
            <text:p>2020/3/17 9:10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98cm" draw:caption-point-x="-1.353cm" draw:caption-point-y="2.4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15)">
            <text:p>sn(1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7T09:10:55.77">
            <text:p>2020/3/17 9:10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15)">
            <text:p>sn(1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7T09:10:55.88">
            <text:p>2020/3/17 9:10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17T09:10:55.99">
            <text:p>2020/3/17 9:10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7T09:10:56.21">
            <text:p>2020/3/17 9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5)">
            <text:p>sn(1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7T09:10:56.33">
            <text:p>2020/3/17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6cm" draw:caption-point-x="-1.353cm" draw:caption-point-y="2.2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7T09:10:56.55">
            <text:p>2020/3/17 9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5)">
            <text:p>sn(1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7T09:10:56.68">
            <text:p>2020/3/17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6cm" draw:caption-point-x="-1.353cm" draw:caption-point-y="2.2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target-range-address="kb.A2:kb.L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2020/03/17</text:date>, <text:time>09:10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17T09:10:54.33</dc:date>
    <dc:creator>iwabuchi ken</dc:creator>
    <meta:editing-duration>P7DT14H35M11S</meta:editing-duration>
    <meta:editing-cycles>740</meta:editing-cycles>
    <meta:generator>OpenOffice/4.1.3$Win32 OpenOffice.org_project/413m1$Build-9783</meta:generator>
    <meta:document-statistic meta:table-count="11" meta:cell-count="4545" meta:object-count="0"/>
    <meta:user-defined meta:name="sheets-banding"/>
    <meta:user-defined meta:name="sheets-original-selection"/>
  </office:meta>
</office:document-meta>
</file>